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DocumentInformation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getPay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setTerm( Instantiated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setDocument( Instantiated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InstantiatedTermDocumentInformation( InstantiatedTerm term , InstantiatedDocument document , int [ ] termPositions , byte [ ] [ ]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tiatedTermDocumentInformation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get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setTermPositions( int [ ] term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setTermOffsets( TermVectorOffsetInfo [ ] termOff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compare( InstantiatedTermDocumentInformation instantiatedTermDocumentInformation , InstantiatedTermDocumentInformation instantiatedTermDocumentInformatio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getTermOff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DocumentInformation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